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 fo:margin-left="2.75pt" fo:text-indent="-2.75pt">
        <style:tab-stops>
          <style:tab-stop style:position="93.60pt"/>
          <style:tab-stop style:position="3286.90pt" style:type="center"/>
          <style:tab-stop style:position="421118.90pt" style:type="right"/>
          <style:tab-stop style:position="86.85pt"/>
          <style:tab-stop style:position="93.6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93.60pt"/>
          <style:tab-stop style:position="3286.90pt" style:type="center"/>
          <style:tab-stop style:position="421118.90pt" style:type="right"/>
          <style:tab-stop style:position="86.85pt"/>
          <style:tab-stop style:position="93.60pt"/>
        </style:tab-stops>
      </style:paragraph-properties>
    </style:style>
    <style:style style:name="P6" style:family="paragraph">
      <style:paragraph-properties fo:line-height="100.00%" fo:text-align="justify" fo:margin-left="2.75pt" fo:text-indent="-2.75pt">
        <style:tab-stops>
          <style:tab-stop style:position="93.60pt"/>
          <style:tab-stop style:position="3286.90pt" style:type="center"/>
          <style:tab-stop style:position="421118.90pt" style:type="right"/>
          <style:tab-stop style:position="-2.75pt"/>
          <style:tab-stop style:position="93.6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93.60pt"/>
          <style:tab-stop style:position="3286.90pt" style:type="center"/>
          <style:tab-stop style:position="421118.90pt" style:type="right"/>
          <style:tab-stop style:position="-2.75pt"/>
          <style:tab-stop style:position="93.6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66.10pt"/>
          <style:tab-stop style:position="3286.90pt" style:type="center"/>
          <style:tab-stop style:position="421118.90pt" style:type="right"/>
          <style:tab-stop style:position="86.85pt"/>
          <style:tab-stop style:position="66.10pt"/>
          <style:tab-stop style:position="3286.90pt" style:type="center"/>
          <style:tab-stop style:position="421118.90pt" style:type="righ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66.10pt"/>
          <style:tab-stop style:position="3286.90pt" style:type="center"/>
          <style:tab-stop style:position="421118.90pt" style:type="right"/>
          <style:tab-stop style:position="86.85pt"/>
          <style:tab-stop style:position="66.10pt"/>
          <style:tab-stop style:position="3286.90pt" style:type="center"/>
          <style:tab-stop style:position="421118.90pt" style:type="right"/>
        </style:tab-stops>
      </style:paragraph-properties>
    </style:style>
    <style:style style:name="P13" style:family="paragraph">
      <style:paragraph-properties fo:line-height="100.00%" fo:text-align="justify" fo:margin-left="2.75pt" fo:text-indent="-2.75pt">
        <style:tab-stops>
          <style:tab-stop style:position="66.10pt"/>
          <style:tab-stop style:position="3286.90pt" style:type="center"/>
          <style:tab-stop style:position="421118.90pt" style:type="right"/>
          <style:tab-stop style:position="-2.75pt"/>
          <style:tab-stop style:position="66.10pt"/>
          <style:tab-stop style:position="3286.90pt" style:type="center"/>
          <style:tab-stop style:position="421118.90pt" style:type="righ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justify" fo:margin-left="2.75pt" fo:text-indent="-2.75pt">
        <style:tab-stops>
          <style:tab-stop style:position="66.10pt"/>
          <style:tab-stop style:position="3286.90pt" style:type="center"/>
          <style:tab-stop style:position="421118.90pt" style:type="right"/>
          <style:tab-stop style:position="-2.75pt"/>
          <style:tab-stop style:position="66.10pt"/>
          <style:tab-stop style:position="3286.90pt" style:type="center"/>
          <style:tab-stop style:position="421118.90pt" style:type="right"/>
        </style:tab-stops>
      </style:paragraph-properties>
    </style:style>
    <style:style style:name="P16" style:family="paragraph">
      <style:paragraph-properties fo:line-height="100.00%" fo:text-align="left"/>
    </style:style>
    <style:style style:name="TableColumn0100" style:family="table-column">
      <style:table-column-properties style:column-width="1.338194in"/>
    </style:style>
    <style:style style:name="TableColumn0101" style:family="table-column">
      <style:table-column-properties style:column-width="1.338194in"/>
    </style:style>
    <style:style style:name="TableColumn0102" style:family="table-column">
      <style:table-column-properties style:column-width="1.338194in"/>
    </style:style>
    <style:style style:name="TableColumn0103" style:family="table-column">
      <style:table-column-properties style:column-width="1.338194in"/>
    </style:style>
    <style:style style:name="TableColumn0104" style:family="table-column">
      <style:table-column-properties style:column-width="1.338194in"/>
    </style:style>
    <style:style style:name="Table01" style:family="table">
      <style:table-properties style:width="6.690972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0.956250in"/>
    </style:style>
    <style:style style:name="TableColumn0201" style:family="table-column">
      <style:table-column-properties style:column-width="0.956250in"/>
    </style:style>
    <style:style style:name="TableColumn0202" style:family="table-column">
      <style:table-column-properties style:column-width="0.956250in"/>
    </style:style>
    <style:style style:name="TableColumn0203" style:family="table-column">
      <style:table-column-properties style:column-width="0.956250in"/>
    </style:style>
    <style:style style:name="TableColumn0204" style:family="table-column">
      <style:table-column-properties style:column-width="0.956250in"/>
    </style:style>
    <style:style style:name="TableColumn0205" style:family="table-column">
      <style:table-column-properties style:column-width="0.956250in"/>
    </style:style>
    <style:style style:name="TableColumn0206" style:family="table-column">
      <style:table-column-properties style:column-width="0.956250in"/>
    </style:style>
    <style:style style:name="Table02" style:family="table">
      <style:table-properties style:width="6.69375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/></text:p>
      <text:p text:style-name="P2"><text:span text:style-name="T2">Task 1</text:span></text:p>
      <text:p text:style-name="P2"><text:span text:style-name="T2"><text:tab/>(a)TCP/FTP</text:span></text:p>
      <text:p text:style-name="P2"><text:span text:style-name="T2"><text:tab/>(b)</text:span></text:p>
      <text:p text:style-name="P2"><text:span text:style-name="T2"><text:tab/>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4"><text:span text:style-name="T4">0.2</text:span><text:span text:style-name="T5"/></text:p>
          </table:table-cell>
          <table:table-cell table:style-name="TableCell010001">
            <text:p text:style-name="P4"><text:span text:style-name="T6">0.4</text:span><text:span text:style-name="T7"/></text:p>
          </table:table-cell>
          <table:table-cell table:style-name="TableCell010002">
            <text:p text:style-name="P4"><text:span text:style-name="T8">0.6</text:span><text:span text:style-name="T9"/></text:p>
          </table:table-cell>
          <table:table-cell table:style-name="TableCell010003">
            <text:p text:style-name="P4"><text:span text:style-name="T10">0.8</text:span><text:span text:style-name="T11"/></text:p>
          </table:table-cell>
          <table:table-cell table:style-name="TableCell010004">
            <text:p text:style-name="P4"><text:span text:style-name="T12">1</text:span><text:span text:style-name="T13"/></text:p>
          </table:table-cell>
        </table:table-row>
        <table:table-row table:style-name="TableRow0101">
          <table:table-cell table:style-name="TableCell010100">
            <text:p text:style-name="P7"><text:span text:style-name="T14"><text:s/>tcp:<text:s text:c="3"/>389660</text:span></text:p>
            <text:p text:style-name="P7"><text:span text:style-name="T14"><text:s/>cbr:<text:s text:c="3"/>107000</text:span></text:p>
            <text:p text:style-name="P7"><text:span text:style-name="T14"><text:s/>total: 496660</text:span></text:p>
            <text:p text:style-name="P7"><text:span text:style-name="T14"><text:s/>tcp ratio:<text:s text:c="5"/>0.7846</text:span></text:p>
            <text:p text:style-name="P7"><text:span text:style-name="T14"><text:s/>cbr ratio:<text:s text:c="5"/>0.2154</text:span><text:span text:style-name="T15"/></text:p>
          </table:table-cell>
          <table:table-cell table:style-name="TableCell010101">
            <text:p text:style-name="P7"><text:span text:style-name="T16"><text:s/>tcp:<text:s text:c="3"/>308040</text:span></text:p>
            <text:p text:style-name="P7"><text:span text:style-name="T16"><text:s/>cbr:<text:s text:c="3"/>226000</text:span></text:p>
            <text:p text:style-name="P7"><text:span text:style-name="T16"><text:s/>total: 534040</text:span></text:p>
            <text:p text:style-name="P7"><text:span text:style-name="T16"><text:s/>tcp ratio:<text:s text:c="5"/>0.5768</text:span></text:p>
            <text:p text:style-name="P7"><text:span text:style-name="T16"><text:s/>cbr ratio:<text:s text:c="5"/>0.4232</text:span><text:span text:style-name="T17"/></text:p>
          </table:table-cell>
          <table:table-cell table:style-name="TableCell010102">
            <text:p text:style-name="P7"><text:span text:style-name="T18"><text:s/>tcp:<text:s text:c="3"/>183300</text:span></text:p>
            <text:p text:style-name="P7"><text:span text:style-name="T18"><text:s/>cbr:<text:s text:c="3"/>342500</text:span></text:p>
            <text:p text:style-name="P7"><text:span text:style-name="T18"><text:s/>total: 525800</text:span></text:p>
            <text:p text:style-name="P7"><text:span text:style-name="T18"><text:s/>tcp ratio:<text:s text:c="5"/>0.3486</text:span></text:p>
            <text:p text:style-name="P7"><text:span text:style-name="T18"><text:s/>cbr ratio:<text:s text:c="5"/>0.6514</text:span><text:span text:style-name="T19"/></text:p>
          </table:table-cell>
          <table:table-cell table:style-name="TableCell010103">
            <text:p text:style-name="P7"><text:span text:style-name="T20"><text:s/>tcp:<text:s text:c="3"/>183300</text:span></text:p>
            <text:p text:style-name="P7"><text:span text:style-name="T20"><text:s/>cbr:<text:s text:c="3"/>405000</text:span></text:p>
            <text:p text:style-name="P7"><text:span text:style-name="T20"><text:s/>total: 588300</text:span></text:p>
            <text:p text:style-name="P7"><text:span text:style-name="T20"><text:s/>tcp ratio:<text:s text:c="5"/>0.3116</text:span></text:p>
            <text:p text:style-name="P7"><text:span text:style-name="T20"><text:s/>cbr ratio:<text:s text:c="5"/>0.6884</text:span><text:span text:style-name="T21"/></text:p>
          </table:table-cell>
          <table:table-cell table:style-name="TableCell010104">
            <text:p text:style-name="P7"><text:span text:style-name="T22"><text:s/>tcp:<text:s text:c="3"/>9280</text:span></text:p>
            <text:p text:style-name="P7"><text:span text:style-name="T22"><text:s/>cbr:<text:s text:c="3"/>586500</text:span></text:p>
            <text:p text:style-name="P7"><text:span text:style-name="T22"><text:s/>total: 595780</text:span></text:p>
            <text:p text:style-name="P7"><text:span text:style-name="T22"><text:s/>tcp ratio:<text:s text:c="5"/>0.0156</text:span></text:p>
            <text:p text:style-name="P7"><text:span text:style-name="T22"><text:s/>cbr ratio:<text:s text:c="5"/>0.9844</text:span><text:span text:style-name="T23"/></text:p>
          </table:table-cell>
        </table:table-row>
      </table:table>
      <text:p text:style-name="P9"><draw:frame text:anchor-type="as-char" svg:width="169.33mm" svg:height="102.39mm" style:rel-width="scale" style:rel-height="scale"><draw:object-ole xlink:href="OleObj1"/><draw:image xlink:href="ObjectReplacements/OleObj1"/></draw:frame><text:span text:style-name="T24"><text:tab/><text:tab/>TCP uses more bandwidth at first, but UDP gradually uses more bandwidth as its <text:tab/>sending rate increases and its traffic dominates the bottleneck at 1Mbps. The UDP traffic is <text:tab/>favored because it has no flow control.</text:span></text:p>
      <text:p text:style-name="P9"><text:span text:style-name="T24"><text:tab/>(c)</text:span></text:p>
      <text:p text:style-name="P9"><text:span text:style-name="T24"><text:tab/><text:tab/>tcp:<text:s text:c="3"/>9280</text:span></text:p>
      <text:p text:style-name="P9"><text:span text:style-name="T24"><text:tab/><text:tab/>cbr flow 1:<text:s text:c="4"/>478500</text:span></text:p>
      <text:p text:style-name="P9"><text:span text:style-name="T24"><text:tab/><text:tab/>cbr flow 2:<text:s text:c="4"/>108000</text:span></text:p>
      <text:p text:style-name="P9"><text:span text:style-name="T24"><text:tab/><text:tab/>total: 595780</text:span></text:p>
      <text:p text:style-name="P9"><text:span text:style-name="T24"><text:tab/><text:tab/>tcp ratio:<text:s text:c="5"/>0.0156</text:span></text:p>
      <text:p text:style-name="P9"><text:span text:style-name="T24"><text:tab/><text:tab/>cbr flow 1 ratio:<text:s text:c="6"/>0.8031</text:span></text:p>
      <text:p text:style-name="P9"><text:span text:style-name="T24"><text:tab/><text:tab/>cbr flow 2 ratio:<text:s text:c="6"/>0.1813</text:span></text:p>
      <text:p text:style-name="P9"><text:span text:style-name="T24"><text:tab/><text:tab/>The UDP/CBR flow generated by node 2 is favored because it's sent at a higher rate.</text:span></text:p>
      <text:p text:style-name="P9"><text:span text:style-name="T24"><text:tab/>(d)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row table:style-name="TableRow0200">
          <table:table-cell table:style-name="TableCell020000">
            <text:p text:style-name="P11"><text:span text:style-name="T26">10ms</text:span><text:span text:style-name="T27"/></text:p>
          </table:table-cell>
          <table:table-cell table:style-name="TableCell020001">
            <text:p text:style-name="P11"><text:span text:style-name="T28">15ms</text:span><text:span text:style-name="T29"/></text:p>
          </table:table-cell>
          <table:table-cell table:style-name="TableCell020002">
            <text:p text:style-name="P11"><text:span text:style-name="T30">20ms</text:span><text:span text:style-name="T31"/></text:p>
          </table:table-cell>
          <table:table-cell table:style-name="TableCell020003">
            <text:p text:style-name="P11"><text:span text:style-name="T32">25ms</text:span><text:span text:style-name="T33"/></text:p>
          </table:table-cell>
          <table:table-cell table:style-name="TableCell020004">
            <text:p text:style-name="P11"><text:span text:style-name="T34">30ms</text:span><text:span text:style-name="T35"/></text:p>
          </table:table-cell>
          <table:table-cell table:style-name="TableCell020005">
            <text:p text:style-name="P11"><text:span text:style-name="T36">35ms</text:span><text:span text:style-name="T37"/></text:p>
          </table:table-cell>
          <table:table-cell table:style-name="TableCell020006">
            <text:p text:style-name="P11"><text:span text:style-name="T38">40ms</text:span><text:span text:style-name="T39"/></text:p>
          </table:table-cell>
        </table:table-row>
        <table:table-row table:style-name="TableRow0201">
          <table:table-cell table:style-name="TableCell020100">
            <text:p text:style-name="P14"><text:span text:style-name="T40"><text:s/>tcp1:<text:s text:c="2"/>301880</text:span></text:p>
            <text:p text:style-name="P14"><text:span text:style-name="T40"><text:s/>tcp2:<text:s text:c="2"/>247980</text:span></text:p>
            <text:p text:style-name="P14"><text:span text:style-name="T40"><text:s/>total: 549860</text:span></text:p>
            <text:p text:style-name="P14"><text:span text:style-name="T40"><text:s/>tcp1 ratio:<text:s text:c="4"/>0.5490</text:span></text:p>
            <text:p text:style-name="P14"><text:span text:style-name="T40"><text:s/>tcp2 ratio:<text:s text:c="4"/>0.4510</text:span><text:span text:style-name="T41"/></text:p>
          </table:table-cell>
          <table:table-cell table:style-name="TableCell020101">
            <text:p text:style-name="P14"><text:span text:style-name="T42"><text:s/>tcp1:<text:s text:c="2"/>272620</text:span></text:p>
            <text:p text:style-name="P14"><text:span text:style-name="T42"><text:s/>tcp2:<text:s text:c="2"/>261840</text:span></text:p>
            <text:p text:style-name="P14"><text:span text:style-name="T42"><text:s/>total: 534460</text:span></text:p>
            <text:p text:style-name="P14"><text:span text:style-name="T42"><text:s/>tcp1 ratio:<text:s text:c="4"/>0.5101</text:span></text:p>
            <text:p text:style-name="P14"><text:span text:style-name="T42"><text:s/>tcp2 ratio:<text:s text:c="4"/>0.4899</text:span><text:span text:style-name="T43"/></text:p>
          </table:table-cell>
          <table:table-cell table:style-name="TableCell020102">
            <text:p text:style-name="P14"><text:span text:style-name="T44"><text:s/>tcp1:<text:s text:c="2"/>300340</text:span></text:p>
            <text:p text:style-name="P14"><text:span text:style-name="T44"><text:s/>tcp2:<text:s text:c="2"/>231040</text:span></text:p>
            <text:p text:style-name="P14"><text:span text:style-name="T44"><text:s/>total: 531380</text:span></text:p>
            <text:p text:style-name="P14"><text:span text:style-name="T44"><text:s/>tcp1 ratio:<text:s text:c="4"/>0.5652</text:span></text:p>
            <text:p text:style-name="P14"><text:span text:style-name="T44"><text:s/>tcp2 ratio:<text:s text:c="4"/>0.4348</text:span><text:span text:style-name="T45"/></text:p>
          </table:table-cell>
          <table:table-cell table:style-name="TableCell020103">
            <text:p text:style-name="P14"><text:span text:style-name="T46"><text:s/>tcp1:<text:s text:c="2"/>247980</text:span></text:p>
            <text:p text:style-name="P14"><text:span text:style-name="T46"><text:s/>tcp2:<text:s text:c="2"/>264920</text:span></text:p>
            <text:p text:style-name="P14"><text:span text:style-name="T46"><text:s/>total: 512900</text:span></text:p>
            <text:p text:style-name="P14"><text:span text:style-name="T46"><text:s/>tcp1 ratio:<text:s text:c="4"/>0.4835</text:span></text:p>
            <text:p text:style-name="P14"><text:span text:style-name="T46"><text:s/>tcp2 ratio:<text:s text:c="4"/>0.5165</text:span><text:span text:style-name="T47"/></text:p>
          </table:table-cell>
          <table:table-cell table:style-name="TableCell020104">
            <text:p text:style-name="P14"><text:span text:style-name="T48"><text:s/>tcp1:<text:s text:c="2"/>280320</text:span></text:p>
            <text:p text:style-name="P14"><text:span text:style-name="T48"><text:s/>tcp2:<text:s text:c="2"/>229500</text:span></text:p>
            <text:p text:style-name="P14"><text:span text:style-name="T48"><text:s/>total: 509820</text:span></text:p>
            <text:p text:style-name="P14"><text:span text:style-name="T48"><text:s/>tcp1 ratio:<text:s text:c="4"/>0.5498</text:span></text:p>
            <text:p text:style-name="P14"><text:span text:style-name="T48"><text:s/>tcp2 ratio:<text:s text:c="4"/>0.4502</text:span><text:span text:style-name="T49"/></text:p>
          </table:table-cell>
          <table:table-cell table:style-name="TableCell020105">
            <text:p text:style-name="P14"><text:span text:style-name="T50"><text:s/>tcp1:<text:s text:c="2"/>264920</text:span></text:p>
            <text:p text:style-name="P14"><text:span text:style-name="T50"><text:s/>tcp2:<text:s text:c="2"/>224880</text:span></text:p>
            <text:p text:style-name="P14"><text:span text:style-name="T50"><text:s/>total: 489800</text:span></text:p>
            <text:p text:style-name="P14"><text:span text:style-name="T50"><text:s/>tcp1 ratio:<text:s text:c="4"/>0.5409</text:span></text:p>
            <text:p text:style-name="P14"><text:span text:style-name="T50"><text:s/>tcp2 ratio:<text:s text:c="4"/>0.4591</text:span><text:span text:style-name="T51"/></text:p>
          </table:table-cell>
          <table:table-cell table:style-name="TableCell020106">
            <text:p text:style-name="P14"><text:span text:style-name="T52"><text:s/>tcp1:<text:s text:c="2"/>280320</text:span></text:p>
            <text:p text:style-name="P14"><text:span text:style-name="T52"><text:s/>tcp2:<text:s text:c="2"/>184840</text:span></text:p>
            <text:p text:style-name="P14"><text:span text:style-name="T52"><text:s/>total: 465160</text:span></text:p>
            <text:p text:style-name="P14"><text:span text:style-name="T52"><text:s/>tcp1 ratio:<text:s text:c="4"/>0.6026</text:span></text:p>
            <text:p text:style-name="P14"><text:span text:style-name="T52"><text:s/>tcp2 ratio:<text:s text:c="4"/>0.3974</text:span><text:span text:style-name="T53"/></text:p>
          </table:table-cell>
        </table:table-row>
      </table:table>
      <text:p text:style-name="P16"><text:span text:style-name="T53"/></text:p>
      <text:p text:style-name="P16"><draw:frame text:anchor-type="as-char" svg:width="169.33mm" svg:height="102.39mm" style:rel-width="scale" style:rel-height="scale"><draw:object-ole xlink:href="OleObj2"/><draw:image xlink:href="ObjectReplacements/OleObj2"/></draw:frame><text:span text:style-name="T53"/></text:p>
      <text:p text:style-name="P16"><text:span text:style-name="T54"><text:tab/><text:tab/>The two connections both get approximately half of the bandwidth because of the <text:tab/>TCP flow control.</text:span></text:p>
      <text:p text:style-name="P16"><text:span text:style-name="T55"/></text:p>
      <text:p text:style-name="P16"><text:span text:style-name="T55"/></text:p>
      <text:p text:style-name="P16"><text:span text:style-name="T56">Task 2</text:span></text:p>
      <text:p text:style-name="P16"><text:span text:style-name="T56"><text:tab/>(A)</text:span></text:p>
      <text:p text:style-name="P16"><text:span text:style-name="T56"><text:tab/><text:tab/>1.Yes, some packets were dropped at node2 at about 5.5 sec.</text:span></text:p>
      <text:p text:style-name="P16"><text:span text:style-name="T56"><text:tab/><text:tab/>2.(0.15+0.25-0.08)/0.08 = 4:1 (bandwidth of the 40ms-RTT flow vs. that of the <text:tab/>200ms-RTT one)</text:span></text:p>
      <text:p text:style-name="P16"><text:span text:style-name="T56"><text:tab/><text:tab/>3.Because packets in the 200ms RTT TCP flow are more likely to time out, which <text:tab/>causes the flow control algorithm to decide to send at a lower rate.</text:span></text:p>
      <text:p text:style-name="P16"><text:span text:style-name="T56"><text:tab/><text:tab/>4.By modifying the flow control algorithm to allow for a larger timeout.</text:span></text:p>
      <text:p text:style-name="P16"><draw:frame text:anchor-type="as-char" svg:width="169.33mm" svg:height="102.39mm" style:rel-width="scale" style:rel-height="scale"><draw:object-ole xlink:href="OleObj3"/><draw:image xlink:href="ObjectReplacements/OleObj3"/></draw:frame><text:span text:style-name="T57"/></text:p>
      <text:p text:style-name="P16"><text:span text:style-name="T58"><text:tab/>(B)</text:span></text:p>
      <text:p text:style-name="P16"><text:span text:style-name="T58"><text:tab/><text:tab/></text:span></text:p>
      <text:p text:style-name="P16"><draw:frame text:anchor-type="as-char" svg:width="169.33mm" svg:height="102.39mm" style:rel-width="scale" style:rel-height="scale"><draw:object-ole xlink:href="OleObj4"/><draw:image xlink:href="ObjectReplacements/OleObj4"/></draw:frame><text:span text:style-name="T60"><text:tab/><text:tab/>1. The 4-connection application performs poorer than the single-connection one.</text:span></text:p>
      <text:p text:style-name="P16"><text:span text:style-name="T60"><text:tab/><text:tab/>2. The 4-connection one takes about 40% of the bandwidth of Link 2-3.</text:span></text:p>
      <text:p text:style-name="P16"><text:span text:style-name="T60"><text:tab/><text:tab/>3. It's not unfair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